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0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51.31pt"/>
    </style:style>
    <style:style style:name="co6" style:family="table-column">
      <style:table-column-properties fo:break-before="auto" style:column-width="57.06pt"/>
    </style:style>
    <style:style style:name="co7" style:family="table-column">
      <style:table-column-properties fo:break-before="auto" style:column-width="20.3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2_dso" table:style-name="ta1">
        <table:shapes>
          <draw:frame draw:z-index="0" draw:style-name="gr1" draw:text-style-name="P1" svg:width="453.51pt" svg:height="255.09pt" svg:x="591.65pt" svg:y="2.83pt">
            <loext:p draw:notify-on-update-of-ranges="rtu2_dso.A1:rtu2_dso.A100 rtu2_dso.I1:rtu2_dso.I100 rtu2_dso.A1:rtu2_dso.A100 rtu2_dso.K1:rtu2_dso.K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float" office:value="3.000009224" calcext:value-type="float">
            <text:p>3.00000922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2.341048" calcext:value-type="float">
            <text:p>2.341048</text:p>
          </table:table-cell>
          <table:table-cell/>
          <table:table-cell office:value-type="float" office:value="11.70524" calcext:value-type="float">
            <text:p>11.7052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.000009224" calcext:value-type="float">
            <text:p>6.0000092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940499" calcext:value-type="float">
            <text:p>1.940499</text:p>
          </table:table-cell>
          <table:table-cell/>
          <table:table-cell office:value-type="float" office:value="9.702493" calcext:value-type="float">
            <text:p>9.70249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.000009224" calcext:value-type="float">
            <text:p>9.00000922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807302" calcext:value-type="float">
            <text:p>1.807302</text:p>
          </table:table-cell>
          <table:table-cell/>
          <table:table-cell office:value-type="float" office:value="9.036511" calcext:value-type="float">
            <text:p>9.03651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.000009224" calcext:value-type="float">
            <text:p>12.00000922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885441" calcext:value-type="float">
            <text:p>1.885441</text:p>
          </table:table-cell>
          <table:table-cell/>
          <table:table-cell office:value-type="float" office:value="9.427206" calcext:value-type="float">
            <text:p>9.42720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.000009224" calcext:value-type="float">
            <text:p>15.00000922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2.016903" calcext:value-type="float">
            <text:p>2.016903</text:p>
          </table:table-cell>
          <table:table-cell/>
          <table:table-cell office:value-type="float" office:value="10.084517" calcext:value-type="float">
            <text:p>10.08451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.000009224" calcext:value-type="float">
            <text:p>18.00000922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2.591336" calcext:value-type="float">
            <text:p>2.591336</text:p>
          </table:table-cell>
          <table:table-cell/>
          <table:table-cell office:value-type="float" office:value="12.956681" calcext:value-type="float">
            <text:p>12.95668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.000009224" calcext:value-type="float">
            <text:p>21.00000922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857218" calcext:value-type="float">
            <text:p>1.857218</text:p>
          </table:table-cell>
          <table:table-cell/>
          <table:table-cell office:value-type="float" office:value="9.286088" calcext:value-type="float">
            <text:p>9.28608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.000009224" calcext:value-type="float">
            <text:p>24.0000092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998125" calcext:value-type="float">
            <text:p>1.998125</text:p>
          </table:table-cell>
          <table:table-cell/>
          <table:table-cell office:value-type="float" office:value="9.990623" calcext:value-type="float">
            <text:p>9.99062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.000009224" calcext:value-type="float">
            <text:p>27.000009224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967774" calcext:value-type="float">
            <text:p>1.967774</text:p>
          </table:table-cell>
          <table:table-cell/>
          <table:table-cell office:value-type="float" office:value="9.838872" calcext:value-type="float">
            <text:p>9.83887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.000009224" calcext:value-type="float">
            <text:p>30.00000922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2.263812" calcext:value-type="float">
            <text:p>2.263812</text:p>
          </table:table-cell>
          <table:table-cell/>
          <table:table-cell office:value-type="float" office:value="11.319059" calcext:value-type="float">
            <text:p>11.31905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.000009224" calcext:value-type="float">
            <text:p>33.000009224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2.296738" calcext:value-type="float">
            <text:p>2.296738</text:p>
          </table:table-cell>
          <table:table-cell/>
          <table:table-cell office:value-type="float" office:value="11.483689" calcext:value-type="float">
            <text:p>11.48368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.000009224" calcext:value-type="float">
            <text:p>36.0000092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2.262589" calcext:value-type="float">
            <text:p>2.262589</text:p>
          </table:table-cell>
          <table:table-cell/>
          <table:table-cell office:value-type="float" office:value="11.312945" calcext:value-type="float">
            <text:p>11.31294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.000009224" calcext:value-type="float">
            <text:p>39.000009224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733341" calcext:value-type="float">
            <text:p>1.733341</text:p>
          </table:table-cell>
          <table:table-cell/>
          <table:table-cell office:value-type="float" office:value="8.666704" calcext:value-type="float">
            <text:p>8.66670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.000009224" calcext:value-type="float">
            <text:p>42.000009224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857937" calcext:value-type="float">
            <text:p>1.857937</text:p>
          </table:table-cell>
          <table:table-cell/>
          <table:table-cell office:value-type="float" office:value="9.289686" calcext:value-type="float">
            <text:p>9.28968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000009224" calcext:value-type="float">
            <text:p>45.00000922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2.302188" calcext:value-type="float">
            <text:p>2.302188</text:p>
          </table:table-cell>
          <table:table-cell/>
          <table:table-cell office:value-type="float" office:value="11.510939" calcext:value-type="float">
            <text:p>11.51093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.000009224" calcext:value-type="float">
            <text:p>48.00000922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2.394279" calcext:value-type="float">
            <text:p>2.394279</text:p>
          </table:table-cell>
          <table:table-cell/>
          <table:table-cell office:value-type="float" office:value="11.971395" calcext:value-type="float">
            <text:p>11.97139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.000009224" calcext:value-type="float">
            <text:p>51.00000922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2.122029" calcext:value-type="float">
            <text:p>2.122029</text:p>
          </table:table-cell>
          <table:table-cell/>
          <table:table-cell office:value-type="float" office:value="10.610145" calcext:value-type="float">
            <text:p>10.61014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.000009224" calcext:value-type="float">
            <text:p>54.00000922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2.423932" calcext:value-type="float">
            <text:p>2.423932</text:p>
          </table:table-cell>
          <table:table-cell/>
          <table:table-cell office:value-type="float" office:value="12.119662" calcext:value-type="float">
            <text:p>12.11966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.000009224" calcext:value-type="float">
            <text:p>57.00000922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726544" calcext:value-type="float">
            <text:p>1.726544</text:p>
          </table:table-cell>
          <table:table-cell/>
          <table:table-cell office:value-type="float" office:value="8.632718" calcext:value-type="float">
            <text:p>8.63271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.000009224" calcext:value-type="float">
            <text:p>60.000009224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8.109426" calcext:value-type="float">
            <text:p>8.109426</text:p>
          </table:table-cell>
          <table:table-cell/>
          <table:table-cell office:value-type="float" office:value="40.547132" calcext:value-type="float">
            <text:p>40.54713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.000009224" calcext:value-type="float">
            <text:p>63.00000922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339108" calcext:value-type="float">
            <text:p>1.339108</text:p>
          </table:table-cell>
          <table:table-cell/>
          <table:table-cell office:value-type="float" office:value="6.695542" calcext:value-type="float">
            <text:p>6.69554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.000009224" calcext:value-type="float">
            <text:p>66.000009224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7647" calcext:value-type="float">
            <text:p>1.47647</text:p>
          </table:table-cell>
          <table:table-cell/>
          <table:table-cell office:value-type="float" office:value="7.382348" calcext:value-type="float">
            <text:p>7.38234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.000009224" calcext:value-type="float">
            <text:p>69.000009224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392524" calcext:value-type="float">
            <text:p>1.392524</text:p>
          </table:table-cell>
          <table:table-cell/>
          <table:table-cell office:value-type="float" office:value="6.962618" calcext:value-type="float">
            <text:p>6.96261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.000009224" calcext:value-type="float">
            <text:p>72.000009224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620557" calcext:value-type="float">
            <text:p>1.620557</text:p>
          </table:table-cell>
          <table:table-cell/>
          <table:table-cell office:value-type="float" office:value="8.102785" calcext:value-type="float">
            <text:p>8.10278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.000009224" calcext:value-type="float">
            <text:p>75.000009224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381858" calcext:value-type="float">
            <text:p>1.381858</text:p>
          </table:table-cell>
          <table:table-cell/>
          <table:table-cell office:value-type="float" office:value="6.90929" calcext:value-type="float">
            <text:p>6.9092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.000009224" calcext:value-type="float">
            <text:p>78.000009224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345" calcext:value-type="float">
            <text:p>1.4345</text:p>
          </table:table-cell>
          <table:table-cell/>
          <table:table-cell office:value-type="float" office:value="7.1725" calcext:value-type="float">
            <text:p>7.172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.000009224" calcext:value-type="float">
            <text:p>81.000009224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42319" calcext:value-type="float">
            <text:p>1.542319</text:p>
          </table:table-cell>
          <table:table-cell/>
          <table:table-cell office:value-type="float" office:value="7.711595" calcext:value-type="float">
            <text:p>7.71159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.000009224" calcext:value-type="float">
            <text:p>84.00000922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86481" calcext:value-type="float">
            <text:p>1.586481</text:p>
          </table:table-cell>
          <table:table-cell/>
          <table:table-cell office:value-type="float" office:value="7.932406" calcext:value-type="float">
            <text:p>7.93240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.000009224" calcext:value-type="float">
            <text:p>87.000009224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710302" calcext:value-type="float">
            <text:p>1.710302</text:p>
          </table:table-cell>
          <table:table-cell/>
          <table:table-cell office:value-type="float" office:value="8.551509" calcext:value-type="float">
            <text:p>8.55150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.000009224" calcext:value-type="float">
            <text:p>90.000009224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613268" calcext:value-type="float">
            <text:p>1.613268</text:p>
          </table:table-cell>
          <table:table-cell/>
          <table:table-cell office:value-type="float" office:value="8.066341" calcext:value-type="float">
            <text:p>8.06634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.000009224" calcext:value-type="float">
            <text:p>93.000009224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92534" calcext:value-type="float">
            <text:p>1.492534</text:p>
          </table:table-cell>
          <table:table-cell/>
          <table:table-cell office:value-type="float" office:value="7.46267" calcext:value-type="float">
            <text:p>7.4626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.000009224" calcext:value-type="float">
            <text:p>96.000009224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2057" calcext:value-type="float">
            <text:p>1.42057</text:p>
          </table:table-cell>
          <table:table-cell/>
          <table:table-cell office:value-type="float" office:value="7.102852" calcext:value-type="float">
            <text:p>7.10285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.000009224" calcext:value-type="float">
            <text:p>99.000009224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800037" calcext:value-type="float">
            <text:p>1.800037</text:p>
          </table:table-cell>
          <table:table-cell/>
          <table:table-cell office:value-type="float" office:value="9.000187" calcext:value-type="float">
            <text:p>9.00018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2.000009224" calcext:value-type="float">
            <text:p>102.000009224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00227" calcext:value-type="float">
            <text:p>1.400227</text:p>
          </table:table-cell>
          <table:table-cell/>
          <table:table-cell office:value-type="float" office:value="7.001136" calcext:value-type="float">
            <text:p>7.00113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5.000009224" calcext:value-type="float">
            <text:p>105.000009224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369031" calcext:value-type="float">
            <text:p>1.369031</text:p>
          </table:table-cell>
          <table:table-cell/>
          <table:table-cell office:value-type="float" office:value="6.845156" calcext:value-type="float">
            <text:p>6.84515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8.000009224" calcext:value-type="float">
            <text:p>108.000009224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712414" calcext:value-type="float">
            <text:p>1.712414</text:p>
          </table:table-cell>
          <table:table-cell/>
          <table:table-cell office:value-type="float" office:value="8.562069" calcext:value-type="float">
            <text:p>8.56206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1.000009224" calcext:value-type="float">
            <text:p>111.000009224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64846" calcext:value-type="float">
            <text:p>1.464846</text:p>
          </table:table-cell>
          <table:table-cell/>
          <table:table-cell office:value-type="float" office:value="7.324231" calcext:value-type="float">
            <text:p>7.32423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4.000009224" calcext:value-type="float">
            <text:p>114.00000922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60681" calcext:value-type="float">
            <text:p>1.60681</text:p>
          </table:table-cell>
          <table:table-cell/>
          <table:table-cell office:value-type="float" office:value="8.034048" calcext:value-type="float">
            <text:p>8.03404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7.000009224" calcext:value-type="float">
            <text:p>117.000009224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74559" calcext:value-type="float">
            <text:p>1.574559</text:p>
          </table:table-cell>
          <table:table-cell/>
          <table:table-cell office:value-type="float" office:value="7.872793" calcext:value-type="float">
            <text:p>7.87279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.000009224" calcext:value-type="float">
            <text:p>120.000009224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289207" calcext:value-type="float">
            <text:p>1.289207</text:p>
          </table:table-cell>
          <table:table-cell/>
          <table:table-cell office:value-type="float" office:value="6.446036" calcext:value-type="float">
            <text:p>6.44603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3.000027344" calcext:value-type="float">
            <text:p>123.000027344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93563" calcext:value-type="float">
            <text:p>1.493563</text:p>
          </table:table-cell>
          <table:table-cell/>
          <table:table-cell office:value-type="float" office:value="7.467816" calcext:value-type="float">
            <text:p>7.46781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6.000009224" calcext:value-type="float">
            <text:p>126.000009224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72797" calcext:value-type="float">
            <text:p>1.72797</text:p>
          </table:table-cell>
          <table:table-cell/>
          <table:table-cell office:value-type="float" office:value="8.639848" calcext:value-type="float">
            <text:p>8.63984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9.000009224" calcext:value-type="float">
            <text:p>129.000009224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64859" calcext:value-type="float">
            <text:p>1.564859</text:p>
          </table:table-cell>
          <table:table-cell/>
          <table:table-cell office:value-type="float" office:value="7.824293" calcext:value-type="float">
            <text:p>7.82429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2.000009224" calcext:value-type="float">
            <text:p>132.000009224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29108" calcext:value-type="float">
            <text:p>1.529108</text:p>
          </table:table-cell>
          <table:table-cell/>
          <table:table-cell office:value-type="float" office:value="7.645542" calcext:value-type="float">
            <text:p>7.64554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5.000009224" calcext:value-type="float">
            <text:p>135.000009224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604019" calcext:value-type="float">
            <text:p>1.604019</text:p>
          </table:table-cell>
          <table:table-cell/>
          <table:table-cell office:value-type="float" office:value="8.020094" calcext:value-type="float">
            <text:p>8.02009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8.000009224" calcext:value-type="float">
            <text:p>138.000009224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251623" calcext:value-type="float">
            <text:p>1.251623</text:p>
          </table:table-cell>
          <table:table-cell/>
          <table:table-cell office:value-type="float" office:value="6.258117" calcext:value-type="float">
            <text:p>6.25811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1.000009224" calcext:value-type="float">
            <text:p>141.000009224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72678" calcext:value-type="float">
            <text:p>1.472678</text:p>
          </table:table-cell>
          <table:table-cell/>
          <table:table-cell office:value-type="float" office:value="7.363391" calcext:value-type="float">
            <text:p>7.36339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.000009224" calcext:value-type="float">
            <text:p>144.000009224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259438" calcext:value-type="float">
            <text:p>1.259438</text:p>
          </table:table-cell>
          <table:table-cell/>
          <table:table-cell office:value-type="float" office:value="6.297191" calcext:value-type="float">
            <text:p>6.29719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7.000009224" calcext:value-type="float">
            <text:p>147.000009224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95386" calcext:value-type="float">
            <text:p>1.595386</text:p>
          </table:table-cell>
          <table:table-cell/>
          <table:table-cell office:value-type="float" office:value="7.97693" calcext:value-type="float">
            <text:p>7.9769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.000009224" calcext:value-type="float">
            <text:p>150.000009224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656817" calcext:value-type="float">
            <text:p>1.656817</text:p>
          </table:table-cell>
          <table:table-cell/>
          <table:table-cell office:value-type="float" office:value="8.284085" calcext:value-type="float">
            <text:p>8.28408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3.000009224" calcext:value-type="float">
            <text:p>153.000009224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13198" calcext:value-type="float">
            <text:p>1.413198</text:p>
          </table:table-cell>
          <table:table-cell/>
          <table:table-cell office:value-type="float" office:value="7.065991" calcext:value-type="float">
            <text:p>7.06599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6.000009224" calcext:value-type="float">
            <text:p>156.000009224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19136" calcext:value-type="float">
            <text:p>1.519136</text:p>
          </table:table-cell>
          <table:table-cell/>
          <table:table-cell office:value-type="float" office:value="7.595682" calcext:value-type="float">
            <text:p>7.59568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9.000009224" calcext:value-type="float">
            <text:p>159.000009224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59574" calcext:value-type="float">
            <text:p>1.459574</text:p>
          </table:table-cell>
          <table:table-cell/>
          <table:table-cell office:value-type="float" office:value="7.297872" calcext:value-type="float">
            <text:p>7.29787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2.000009224" calcext:value-type="float">
            <text:p>162.000009224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42221" calcext:value-type="float">
            <text:p>1.542221</text:p>
          </table:table-cell>
          <table:table-cell/>
          <table:table-cell office:value-type="float" office:value="7.711104" calcext:value-type="float">
            <text:p>7.71110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5.000009224" calcext:value-type="float">
            <text:p>165.000009224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360904" calcext:value-type="float">
            <text:p>1.360904</text:p>
          </table:table-cell>
          <table:table-cell/>
          <table:table-cell office:value-type="float" office:value="6.804522" calcext:value-type="float">
            <text:p>6.80452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8.000009224" calcext:value-type="float">
            <text:p>168.000009224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687271" calcext:value-type="float">
            <text:p>1.687271</text:p>
          </table:table-cell>
          <table:table-cell/>
          <table:table-cell office:value-type="float" office:value="8.436353" calcext:value-type="float">
            <text:p>8.43635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1.000009224" calcext:value-type="float">
            <text:p>171.000009224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75347" calcext:value-type="float">
            <text:p>1.575347</text:p>
          </table:table-cell>
          <table:table-cell/>
          <table:table-cell office:value-type="float" office:value="7.876734" calcext:value-type="float">
            <text:p>7.87673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4.000009224" calcext:value-type="float">
            <text:p>174.000009224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26217" calcext:value-type="float">
            <text:p>1.426217</text:p>
          </table:table-cell>
          <table:table-cell/>
          <table:table-cell office:value-type="float" office:value="7.131085" calcext:value-type="float">
            <text:p>7.13108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7.000009224" calcext:value-type="float">
            <text:p>177.000009224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32968" calcext:value-type="float">
            <text:p>1.532968</text:p>
          </table:table-cell>
          <table:table-cell/>
          <table:table-cell office:value-type="float" office:value="7.66484" calcext:value-type="float">
            <text:p>7.6648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0.000009224" calcext:value-type="float">
            <text:p>180.000009224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714157" calcext:value-type="float">
            <text:p>1.714157</text:p>
          </table:table-cell>
          <table:table-cell/>
          <table:table-cell office:value-type="float" office:value="8.570786" calcext:value-type="float">
            <text:p>8.57078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3.000009224" calcext:value-type="float">
            <text:p>183.000009224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33878" calcext:value-type="float">
            <text:p>1.533878</text:p>
          </table:table-cell>
          <table:table-cell/>
          <table:table-cell office:value-type="float" office:value="7.669388" calcext:value-type="float">
            <text:p>7.66938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6.000009224" calcext:value-type="float">
            <text:p>186.000009224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15669" calcext:value-type="float">
            <text:p>1.515669</text:p>
          </table:table-cell>
          <table:table-cell/>
          <table:table-cell office:value-type="float" office:value="7.578344" calcext:value-type="float">
            <text:p>7.57834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9.000009224" calcext:value-type="float">
            <text:p>189.000009224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58342" calcext:value-type="float">
            <text:p>1.558342</text:p>
          </table:table-cell>
          <table:table-cell/>
          <table:table-cell office:value-type="float" office:value="7.791708" calcext:value-type="float">
            <text:p>7.79170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2.000009224" calcext:value-type="float">
            <text:p>192.000009224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21524" calcext:value-type="float">
            <text:p>1.421524</text:p>
          </table:table-cell>
          <table:table-cell/>
          <table:table-cell office:value-type="float" office:value="7.107621" calcext:value-type="float">
            <text:p>7.10762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5.000009224" calcext:value-type="float">
            <text:p>195.000009224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609449" calcext:value-type="float">
            <text:p>1.609449</text:p>
          </table:table-cell>
          <table:table-cell/>
          <table:table-cell office:value-type="float" office:value="8.047247" calcext:value-type="float">
            <text:p>8.04724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8.000009224" calcext:value-type="float">
            <text:p>198.000009224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618837" calcext:value-type="float">
            <text:p>1.618837</text:p>
          </table:table-cell>
          <table:table-cell/>
          <table:table-cell office:value-type="float" office:value="8.094186" calcext:value-type="float">
            <text:p>8.09418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.000009224" calcext:value-type="float">
            <text:p>201.000009224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305149" calcext:value-type="float">
            <text:p>1.305149</text:p>
          </table:table-cell>
          <table:table-cell/>
          <table:table-cell office:value-type="float" office:value="6.525747" calcext:value-type="float">
            <text:p>6.52574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4.000009224" calcext:value-type="float">
            <text:p>204.000009224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1557" calcext:value-type="float">
            <text:p>1.51557</text:p>
          </table:table-cell>
          <table:table-cell/>
          <table:table-cell office:value-type="float" office:value="7.577848" calcext:value-type="float">
            <text:p>7.57784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7.000009224" calcext:value-type="float">
            <text:p>207.000009224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15672" calcext:value-type="float">
            <text:p>1.15672</text:p>
          </table:table-cell>
          <table:table-cell/>
          <table:table-cell office:value-type="float" office:value="5.783598" calcext:value-type="float">
            <text:p>5.78359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0.000009224" calcext:value-type="float">
            <text:p>210.000009224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380941" calcext:value-type="float">
            <text:p>1.380941</text:p>
          </table:table-cell>
          <table:table-cell/>
          <table:table-cell office:value-type="float" office:value="6.904703" calcext:value-type="float">
            <text:p>6.90470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3.000009224" calcext:value-type="float">
            <text:p>213.000009224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61796" calcext:value-type="float">
            <text:p>1.61796</text:p>
          </table:table-cell>
          <table:table-cell/>
          <table:table-cell office:value-type="float" office:value="8.089799" calcext:value-type="float">
            <text:p>8.08979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6.000009224" calcext:value-type="float">
            <text:p>216.000009224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636579" calcext:value-type="float">
            <text:p>1.636579</text:p>
          </table:table-cell>
          <table:table-cell/>
          <table:table-cell office:value-type="float" office:value="8.182896" calcext:value-type="float">
            <text:p>8.18289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9.000009224" calcext:value-type="float">
            <text:p>219.000009224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35416" calcext:value-type="float">
            <text:p>1.535416</text:p>
          </table:table-cell>
          <table:table-cell/>
          <table:table-cell office:value-type="float" office:value="7.677082" calcext:value-type="float">
            <text:p>7.67708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2.000009224" calcext:value-type="float">
            <text:p>222.000009224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21366" calcext:value-type="float">
            <text:p>1.421366</text:p>
          </table:table-cell>
          <table:table-cell/>
          <table:table-cell office:value-type="float" office:value="7.10683" calcext:value-type="float">
            <text:p>7.1068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5.000009224" calcext:value-type="float">
            <text:p>225.000009224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654035" calcext:value-type="float">
            <text:p>1.654035</text:p>
          </table:table-cell>
          <table:table-cell/>
          <table:table-cell office:value-type="float" office:value="8.270176" calcext:value-type="float">
            <text:p>8.27017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8.000009224" calcext:value-type="float">
            <text:p>228.000009224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12284" calcext:value-type="float">
            <text:p>1.512284</text:p>
          </table:table-cell>
          <table:table-cell/>
          <table:table-cell office:value-type="float" office:value="7.561418" calcext:value-type="float">
            <text:p>7.56141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1.000009224" calcext:value-type="float">
            <text:p>231.000009224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36864" calcext:value-type="float">
            <text:p>1.536864</text:p>
          </table:table-cell>
          <table:table-cell/>
          <table:table-cell office:value-type="float" office:value="7.684322" calcext:value-type="float">
            <text:p>7.68432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4.000009224" calcext:value-type="float">
            <text:p>234.000009224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675423" calcext:value-type="float">
            <text:p>1.675423</text:p>
          </table:table-cell>
          <table:table-cell/>
          <table:table-cell office:value-type="float" office:value="8.377115" calcext:value-type="float">
            <text:p>8.37711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7.000009224" calcext:value-type="float">
            <text:p>237.000009224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692073" calcext:value-type="float">
            <text:p>1.692073</text:p>
          </table:table-cell>
          <table:table-cell/>
          <table:table-cell office:value-type="float" office:value="8.460365" calcext:value-type="float">
            <text:p>8.46036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0.000009224" calcext:value-type="float">
            <text:p>240.000009224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50499" calcext:value-type="float">
            <text:p>1.550499</text:p>
          </table:table-cell>
          <table:table-cell/>
          <table:table-cell office:value-type="float" office:value="7.752497" calcext:value-type="float">
            <text:p>7.75249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3.000009224" calcext:value-type="float">
            <text:p>243.000009224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32066" calcext:value-type="float">
            <text:p>1.532066</text:p>
          </table:table-cell>
          <table:table-cell/>
          <table:table-cell office:value-type="float" office:value="7.660329" calcext:value-type="float">
            <text:p>7.66032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6.000027344" calcext:value-type="float">
            <text:p>246.000027344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394039" calcext:value-type="float">
            <text:p>1.394039</text:p>
          </table:table-cell>
          <table:table-cell/>
          <table:table-cell office:value-type="float" office:value="6.970193" calcext:value-type="float">
            <text:p>6.97019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9.000009224" calcext:value-type="float">
            <text:p>249.000009224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244585" calcext:value-type="float">
            <text:p>1.244585</text:p>
          </table:table-cell>
          <table:table-cell/>
          <table:table-cell office:value-type="float" office:value="6.222926" calcext:value-type="float">
            <text:p>6.22292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2.000009224" calcext:value-type="float">
            <text:p>252.000009224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66537" calcext:value-type="float">
            <text:p>1.566537</text:p>
          </table:table-cell>
          <table:table-cell/>
          <table:table-cell office:value-type="float" office:value="7.832686" calcext:value-type="float">
            <text:p>7.83268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5.000009224" calcext:value-type="float">
            <text:p>255.000009224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21534" calcext:value-type="float">
            <text:p>1.521534</text:p>
          </table:table-cell>
          <table:table-cell/>
          <table:table-cell office:value-type="float" office:value="7.60767" calcext:value-type="float">
            <text:p>7.6076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8.000009224" calcext:value-type="float">
            <text:p>258.000009224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19194" calcext:value-type="float">
            <text:p>1.419194</text:p>
          </table:table-cell>
          <table:table-cell/>
          <table:table-cell office:value-type="float" office:value="7.095971" calcext:value-type="float">
            <text:p>7.09597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1.000009224" calcext:value-type="float">
            <text:p>261.000009224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7299" calcext:value-type="float">
            <text:p>1.7299</text:p>
          </table:table-cell>
          <table:table-cell/>
          <table:table-cell office:value-type="float" office:value="8.649502" calcext:value-type="float">
            <text:p>8.64950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4.000009224" calcext:value-type="float">
            <text:p>264.000009224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72626" calcext:value-type="float">
            <text:p>1.72626</text:p>
          </table:table-cell>
          <table:table-cell/>
          <table:table-cell office:value-type="float" office:value="8.631298" calcext:value-type="float">
            <text:p>8.63129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7.000009224" calcext:value-type="float">
            <text:p>267.000009224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392681" calcext:value-type="float">
            <text:p>1.392681</text:p>
          </table:table-cell>
          <table:table-cell/>
          <table:table-cell office:value-type="float" office:value="6.963407" calcext:value-type="float">
            <text:p>6.96340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0.000009224" calcext:value-type="float">
            <text:p>270.000009224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31549" calcext:value-type="float">
            <text:p>1.31549</text:p>
          </table:table-cell>
          <table:table-cell/>
          <table:table-cell office:value-type="float" office:value="6.577449" calcext:value-type="float">
            <text:p>6.57744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3.000009224" calcext:value-type="float">
            <text:p>273.000009224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44432" calcext:value-type="float">
            <text:p>1.544432</text:p>
          </table:table-cell>
          <table:table-cell/>
          <table:table-cell office:value-type="float" office:value="7.72216" calcext:value-type="float">
            <text:p>7.7221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6.000009224" calcext:value-type="float">
            <text:p>276.000009224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60813" calcext:value-type="float">
            <text:p>1.460813</text:p>
          </table:table-cell>
          <table:table-cell/>
          <table:table-cell office:value-type="float" office:value="7.304064" calcext:value-type="float">
            <text:p>7.30406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9.000009224" calcext:value-type="float">
            <text:p>279.000009224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90908" calcext:value-type="float">
            <text:p>1.590908</text:p>
          </table:table-cell>
          <table:table-cell/>
          <table:table-cell office:value-type="float" office:value="7.954542" calcext:value-type="float">
            <text:p>7.95454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2.000009224" calcext:value-type="float">
            <text:p>282.000009224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67232" calcext:value-type="float">
            <text:p>1.567232</text:p>
          </table:table-cell>
          <table:table-cell/>
          <table:table-cell office:value-type="float" office:value="7.83616" calcext:value-type="float">
            <text:p>7.8361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5.000009224" calcext:value-type="float">
            <text:p>285.000009224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89842" calcext:value-type="float">
            <text:p>1.489842</text:p>
          </table:table-cell>
          <table:table-cell/>
          <table:table-cell office:value-type="float" office:value="7.44921" calcext:value-type="float">
            <text:p>7.4492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8.000009224" calcext:value-type="float">
            <text:p>288.000009224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391903" calcext:value-type="float">
            <text:p>1.391903</text:p>
          </table:table-cell>
          <table:table-cell/>
          <table:table-cell office:value-type="float" office:value="6.959516" calcext:value-type="float">
            <text:p>6.95951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1.000009224" calcext:value-type="float">
            <text:p>291.000009224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30294" calcext:value-type="float">
            <text:p>1.530294</text:p>
          </table:table-cell>
          <table:table-cell/>
          <table:table-cell office:value-type="float" office:value="7.65147" calcext:value-type="float">
            <text:p>7.6514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4.000009224" calcext:value-type="float">
            <text:p>294.000009224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544238" calcext:value-type="float">
            <text:p>1.544238</text:p>
          </table:table-cell>
          <table:table-cell/>
          <table:table-cell office:value-type="float" office:value="7.721189" calcext:value-type="float">
            <text:p>7.72118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7.000009224" calcext:value-type="float">
            <text:p>297.000009224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479214" calcext:value-type="float">
            <text:p>1.479214</text:p>
          </table:table-cell>
          <table:table-cell/>
          <table:table-cell office:value-type="float" office:value="7.39607" calcext:value-type="float">
            <text:p>7.3960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.000009224" calcext:value-type="float">
            <text:p>300.000009224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TU2</text:p>
          </table:table-cell>
          <table:table-cell/>
          <table:table-cell office:value-type="float" office:value="1.835032" calcext:value-type="float">
            <text:p>1.835032</text:p>
          </table:table-cell>
          <table:table-cell/>
          <table:table-cell office:value-type="float" office:value="9.175159" calcext:value-type="float">
            <text:p>9.175159</text:p>
          </table:table-cell>
          <table:table-cell/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6:23:32.799075389</dc:date>
    <meta:editing-duration>PT36S</meta:editing-duration>
    <meta:editing-cycles>1</meta:editing-cycles>
    <meta:document-statistic meta:table-count="1" meta:cell-count="6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52cm" svg:y="0.315cm" chart:style-name="ch2">
          <text:p>RTU2 energy generation </text:p>
        </chart:title>
        <chart:subtitle svg:x="7.113cm" svg:y="1.286cm" chart:style-name="ch3">
          <text:p>no attack</text:p>
        </chart:subtitle>
        <chart:legend chart:legend-position="end" svg:x="13.114cm" svg:y="3.925cm" style:legend-expansion="high" chart:style-name="ch4"/>
        <chart:plot-area chart:style-name="ch5" table:cell-range-address="rtu2_dso.A1:rtu2_dso.A100 rtu2_dso.I1:rtu2_dso.I100 rtu2_dso.K1:rtu2_dso.K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2_dso.I1:rtu2_dso.I100" loext:label-string="sum" chart:class="chart:scatter">
            <chart:domain table:cell-range-address="rtu2_dso.A1:rtu2_dso.A100"/>
            <chart:data-point chart:repeated="100"/>
          </chart:series>
          <chart:series chart:style-name="ch9" chart:values-cell-range-address="rtu2_dso.K1:rtu2_dso.K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224">
                <text:p>3.000009224</text:p>
                <draw:g>
                  <svg:desc>rtu2_dso.A1:rtu2_dso.A100</svg:desc>
                </draw:g>
              </table:table-cell>
              <table:table-cell office:value-type="float" office:value="11.70524">
                <text:p>11.70524</text:p>
                <draw:g>
                  <svg:desc>rtu2_dso.I1:rtu2_dso.I100</svg:desc>
                </draw:g>
              </table:table-cell>
              <table:table-cell office:value-type="float" office:value="25">
                <text:p>25</text:p>
                <draw:g>
                  <svg:desc>rtu2_dso.K1:rtu2_dso.K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224">
                <text:p>6.000009224</text:p>
              </table:table-cell>
              <table:table-cell office:value-type="float" office:value="9.702493">
                <text:p>9.7024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224">
                <text:p>9.000009224</text:p>
              </table:table-cell>
              <table:table-cell office:value-type="float" office:value="9.036511">
                <text:p>9.0365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224">
                <text:p>12.000009224</text:p>
              </table:table-cell>
              <table:table-cell office:value-type="float" office:value="9.427206">
                <text:p>9.4272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224">
                <text:p>15.000009224</text:p>
              </table:table-cell>
              <table:table-cell office:value-type="float" office:value="10.084517">
                <text:p>10.0845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224">
                <text:p>18.000009224</text:p>
              </table:table-cell>
              <table:table-cell office:value-type="float" office:value="12.956681">
                <text:p>12.9566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224">
                <text:p>21.000009224</text:p>
              </table:table-cell>
              <table:table-cell office:value-type="float" office:value="9.286088">
                <text:p>9.2860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224">
                <text:p>24.000009224</text:p>
              </table:table-cell>
              <table:table-cell office:value-type="float" office:value="9.990623">
                <text:p>9.9906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224">
                <text:p>27.000009224</text:p>
              </table:table-cell>
              <table:table-cell office:value-type="float" office:value="9.838872">
                <text:p>9.838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224">
                <text:p>30.000009224</text:p>
              </table:table-cell>
              <table:table-cell office:value-type="float" office:value="11.319059">
                <text:p>11.3190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224">
                <text:p>33.000009224</text:p>
              </table:table-cell>
              <table:table-cell office:value-type="float" office:value="11.483689">
                <text:p>11.4836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224">
                <text:p>36.000009224</text:p>
              </table:table-cell>
              <table:table-cell office:value-type="float" office:value="11.312945">
                <text:p>11.3129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224">
                <text:p>39.000009224</text:p>
              </table:table-cell>
              <table:table-cell office:value-type="float" office:value="8.666704">
                <text:p>8.666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224">
                <text:p>42.000009224</text:p>
              </table:table-cell>
              <table:table-cell office:value-type="float" office:value="9.289686">
                <text:p>9.2896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224">
                <text:p>45.000009224</text:p>
              </table:table-cell>
              <table:table-cell office:value-type="float" office:value="11.510939">
                <text:p>11.5109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224">
                <text:p>48.000009224</text:p>
              </table:table-cell>
              <table:table-cell office:value-type="float" office:value="11.971395">
                <text:p>11.9713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224">
                <text:p>51.000009224</text:p>
              </table:table-cell>
              <table:table-cell office:value-type="float" office:value="10.610145">
                <text:p>10.6101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224">
                <text:p>54.000009224</text:p>
              </table:table-cell>
              <table:table-cell office:value-type="float" office:value="12.119662">
                <text:p>12.1196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224">
                <text:p>57.000009224</text:p>
              </table:table-cell>
              <table:table-cell office:value-type="float" office:value="8.632718">
                <text:p>8.6327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224">
                <text:p>60.000009224</text:p>
              </table:table-cell>
              <table:table-cell office:value-type="float" office:value="40.547132">
                <text:p>40.5471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224">
                <text:p>63.000009224</text:p>
              </table:table-cell>
              <table:table-cell office:value-type="float" office:value="6.695542">
                <text:p>6.6955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224">
                <text:p>66.000009224</text:p>
              </table:table-cell>
              <table:table-cell office:value-type="float" office:value="7.382348">
                <text:p>7.3823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224">
                <text:p>69.000009224</text:p>
              </table:table-cell>
              <table:table-cell office:value-type="float" office:value="6.962618">
                <text:p>6.9626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224">
                <text:p>72.000009224</text:p>
              </table:table-cell>
              <table:table-cell office:value-type="float" office:value="8.102785">
                <text:p>8.1027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224">
                <text:p>75.000009224</text:p>
              </table:table-cell>
              <table:table-cell office:value-type="float" office:value="6.90929">
                <text:p>6.909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224">
                <text:p>78.000009224</text:p>
              </table:table-cell>
              <table:table-cell office:value-type="float" office:value="7.1725">
                <text:p>7.17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224">
                <text:p>81.000009224</text:p>
              </table:table-cell>
              <table:table-cell office:value-type="float" office:value="7.711595">
                <text:p>7.71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224">
                <text:p>84.000009224</text:p>
              </table:table-cell>
              <table:table-cell office:value-type="float" office:value="7.932406">
                <text:p>7.9324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224">
                <text:p>87.000009224</text:p>
              </table:table-cell>
              <table:table-cell office:value-type="float" office:value="8.551509">
                <text:p>8.5515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224">
                <text:p>90.000009224</text:p>
              </table:table-cell>
              <table:table-cell office:value-type="float" office:value="8.066341">
                <text:p>8.0663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224">
                <text:p>93.000009224</text:p>
              </table:table-cell>
              <table:table-cell office:value-type="float" office:value="7.46267">
                <text:p>7.462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224">
                <text:p>96.000009224</text:p>
              </table:table-cell>
              <table:table-cell office:value-type="float" office:value="7.102852">
                <text:p>7.1028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224">
                <text:p>99.000009224</text:p>
              </table:table-cell>
              <table:table-cell office:value-type="float" office:value="9.000187">
                <text:p>9.0001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224">
                <text:p>102.000009224</text:p>
              </table:table-cell>
              <table:table-cell office:value-type="float" office:value="7.001136">
                <text:p>7.0011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224">
                <text:p>105.000009224</text:p>
              </table:table-cell>
              <table:table-cell office:value-type="float" office:value="6.845156">
                <text:p>6.8451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224">
                <text:p>108.000009224</text:p>
              </table:table-cell>
              <table:table-cell office:value-type="float" office:value="8.562069">
                <text:p>8.5620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224">
                <text:p>111.000009224</text:p>
              </table:table-cell>
              <table:table-cell office:value-type="float" office:value="7.324231">
                <text:p>7.3242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224">
                <text:p>114.000009224</text:p>
              </table:table-cell>
              <table:table-cell office:value-type="float" office:value="8.034048">
                <text:p>8.0340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224">
                <text:p>117.000009224</text:p>
              </table:table-cell>
              <table:table-cell office:value-type="float" office:value="7.872793">
                <text:p>7.8727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224">
                <text:p>120.000009224</text:p>
              </table:table-cell>
              <table:table-cell office:value-type="float" office:value="6.446036">
                <text:p>6.4460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7344">
                <text:p>123.000027344</text:p>
              </table:table-cell>
              <table:table-cell office:value-type="float" office:value="7.467816">
                <text:p>7.4678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224">
                <text:p>126.000009224</text:p>
              </table:table-cell>
              <table:table-cell office:value-type="float" office:value="8.639848">
                <text:p>8.6398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224">
                <text:p>129.000009224</text:p>
              </table:table-cell>
              <table:table-cell office:value-type="float" office:value="7.824293">
                <text:p>7.8242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224">
                <text:p>132.000009224</text:p>
              </table:table-cell>
              <table:table-cell office:value-type="float" office:value="7.645542">
                <text:p>7.6455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224">
                <text:p>135.000009224</text:p>
              </table:table-cell>
              <table:table-cell office:value-type="float" office:value="8.020094">
                <text:p>8.0200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224">
                <text:p>138.000009224</text:p>
              </table:table-cell>
              <table:table-cell office:value-type="float" office:value="6.258117">
                <text:p>6.2581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224">
                <text:p>141.000009224</text:p>
              </table:table-cell>
              <table:table-cell office:value-type="float" office:value="7.363391">
                <text:p>7.3633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224">
                <text:p>144.000009224</text:p>
              </table:table-cell>
              <table:table-cell office:value-type="float" office:value="6.297191">
                <text:p>6.2971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224">
                <text:p>147.000009224</text:p>
              </table:table-cell>
              <table:table-cell office:value-type="float" office:value="7.97693">
                <text:p>7.976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224">
                <text:p>150.000009224</text:p>
              </table:table-cell>
              <table:table-cell office:value-type="float" office:value="8.284085">
                <text:p>8.2840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224">
                <text:p>153.000009224</text:p>
              </table:table-cell>
              <table:table-cell office:value-type="float" office:value="7.065991">
                <text:p>7.0659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224">
                <text:p>156.000009224</text:p>
              </table:table-cell>
              <table:table-cell office:value-type="float" office:value="7.595682">
                <text:p>7.5956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224">
                <text:p>159.000009224</text:p>
              </table:table-cell>
              <table:table-cell office:value-type="float" office:value="7.297872">
                <text:p>7.2978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224">
                <text:p>162.000009224</text:p>
              </table:table-cell>
              <table:table-cell office:value-type="float" office:value="7.711104">
                <text:p>7.7111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224">
                <text:p>165.000009224</text:p>
              </table:table-cell>
              <table:table-cell office:value-type="float" office:value="6.804522">
                <text:p>6.8045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224">
                <text:p>168.000009224</text:p>
              </table:table-cell>
              <table:table-cell office:value-type="float" office:value="8.436353">
                <text:p>8.4363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224">
                <text:p>171.000009224</text:p>
              </table:table-cell>
              <table:table-cell office:value-type="float" office:value="7.876734">
                <text:p>7.8767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224">
                <text:p>174.000009224</text:p>
              </table:table-cell>
              <table:table-cell office:value-type="float" office:value="7.131085">
                <text:p>7.1310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224">
                <text:p>177.000009224</text:p>
              </table:table-cell>
              <table:table-cell office:value-type="float" office:value="7.66484">
                <text:p>7.664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224">
                <text:p>180.000009224</text:p>
              </table:table-cell>
              <table:table-cell office:value-type="float" office:value="8.570786">
                <text:p>8.5707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224">
                <text:p>183.000009224</text:p>
              </table:table-cell>
              <table:table-cell office:value-type="float" office:value="7.669388">
                <text:p>7.6693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224">
                <text:p>186.000009224</text:p>
              </table:table-cell>
              <table:table-cell office:value-type="float" office:value="7.578344">
                <text:p>7.5783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224">
                <text:p>189.000009224</text:p>
              </table:table-cell>
              <table:table-cell office:value-type="float" office:value="7.791708">
                <text:p>7.7917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224">
                <text:p>192.000009224</text:p>
              </table:table-cell>
              <table:table-cell office:value-type="float" office:value="7.107621">
                <text:p>7.1076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224">
                <text:p>195.000009224</text:p>
              </table:table-cell>
              <table:table-cell office:value-type="float" office:value="8.047247">
                <text:p>8.0472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224">
                <text:p>198.000009224</text:p>
              </table:table-cell>
              <table:table-cell office:value-type="float" office:value="8.094186">
                <text:p>8.0941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224">
                <text:p>201.000009224</text:p>
              </table:table-cell>
              <table:table-cell office:value-type="float" office:value="6.525747">
                <text:p>6.5257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224">
                <text:p>204.000009224</text:p>
              </table:table-cell>
              <table:table-cell office:value-type="float" office:value="7.577848">
                <text:p>7.5778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224">
                <text:p>207.000009224</text:p>
              </table:table-cell>
              <table:table-cell office:value-type="float" office:value="5.783598">
                <text:p>5.783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224">
                <text:p>210.000009224</text:p>
              </table:table-cell>
              <table:table-cell office:value-type="float" office:value="6.904703">
                <text:p>6.9047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224">
                <text:p>213.000009224</text:p>
              </table:table-cell>
              <table:table-cell office:value-type="float" office:value="8.089799">
                <text:p>8.0897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224">
                <text:p>216.000009224</text:p>
              </table:table-cell>
              <table:table-cell office:value-type="float" office:value="8.182896">
                <text:p>8.1828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224">
                <text:p>219.000009224</text:p>
              </table:table-cell>
              <table:table-cell office:value-type="float" office:value="7.677082">
                <text:p>7.677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224">
                <text:p>222.000009224</text:p>
              </table:table-cell>
              <table:table-cell office:value-type="float" office:value="7.10683">
                <text:p>7.106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224">
                <text:p>225.000009224</text:p>
              </table:table-cell>
              <table:table-cell office:value-type="float" office:value="8.270176">
                <text:p>8.2701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224">
                <text:p>228.000009224</text:p>
              </table:table-cell>
              <table:table-cell office:value-type="float" office:value="7.561418">
                <text:p>7.5614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224">
                <text:p>231.000009224</text:p>
              </table:table-cell>
              <table:table-cell office:value-type="float" office:value="7.684322">
                <text:p>7.6843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224">
                <text:p>234.000009224</text:p>
              </table:table-cell>
              <table:table-cell office:value-type="float" office:value="8.377115">
                <text:p>8.3771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224">
                <text:p>237.000009224</text:p>
              </table:table-cell>
              <table:table-cell office:value-type="float" office:value="8.460365">
                <text:p>8.4603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224">
                <text:p>240.000009224</text:p>
              </table:table-cell>
              <table:table-cell office:value-type="float" office:value="7.752497">
                <text:p>7.752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224">
                <text:p>243.000009224</text:p>
              </table:table-cell>
              <table:table-cell office:value-type="float" office:value="7.660329">
                <text:p>7.6603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7344">
                <text:p>246.000027344</text:p>
              </table:table-cell>
              <table:table-cell office:value-type="float" office:value="6.970193">
                <text:p>6.9701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224">
                <text:p>249.000009224</text:p>
              </table:table-cell>
              <table:table-cell office:value-type="float" office:value="6.222926">
                <text:p>6.2229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224">
                <text:p>252.000009224</text:p>
              </table:table-cell>
              <table:table-cell office:value-type="float" office:value="7.832686">
                <text:p>7.8326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224">
                <text:p>255.000009224</text:p>
              </table:table-cell>
              <table:table-cell office:value-type="float" office:value="7.60767">
                <text:p>7.607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224">
                <text:p>258.000009224</text:p>
              </table:table-cell>
              <table:table-cell office:value-type="float" office:value="7.095971">
                <text:p>7.0959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224">
                <text:p>261.000009224</text:p>
              </table:table-cell>
              <table:table-cell office:value-type="float" office:value="8.649502">
                <text:p>8.649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224">
                <text:p>264.000009224</text:p>
              </table:table-cell>
              <table:table-cell office:value-type="float" office:value="8.631298">
                <text:p>8.6312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224">
                <text:p>267.000009224</text:p>
              </table:table-cell>
              <table:table-cell office:value-type="float" office:value="6.963407">
                <text:p>6.9634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224">
                <text:p>270.000009224</text:p>
              </table:table-cell>
              <table:table-cell office:value-type="float" office:value="6.577449">
                <text:p>6.5774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224">
                <text:p>273.000009224</text:p>
              </table:table-cell>
              <table:table-cell office:value-type="float" office:value="7.72216">
                <text:p>7.722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224">
                <text:p>276.000009224</text:p>
              </table:table-cell>
              <table:table-cell office:value-type="float" office:value="7.304064">
                <text:p>7.3040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224">
                <text:p>279.000009224</text:p>
              </table:table-cell>
              <table:table-cell office:value-type="float" office:value="7.954542">
                <text:p>7.9545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224">
                <text:p>282.000009224</text:p>
              </table:table-cell>
              <table:table-cell office:value-type="float" office:value="7.83616">
                <text:p>7.836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224">
                <text:p>285.000009224</text:p>
              </table:table-cell>
              <table:table-cell office:value-type="float" office:value="7.44921">
                <text:p>7.449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224">
                <text:p>288.000009224</text:p>
              </table:table-cell>
              <table:table-cell office:value-type="float" office:value="6.959516">
                <text:p>6.9595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224">
                <text:p>291.000009224</text:p>
              </table:table-cell>
              <table:table-cell office:value-type="float" office:value="7.65147">
                <text:p>7.651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224">
                <text:p>294.000009224</text:p>
              </table:table-cell>
              <table:table-cell office:value-type="float" office:value="7.721189">
                <text:p>7.7211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224">
                <text:p>297.000009224</text:p>
              </table:table-cell>
              <table:table-cell office:value-type="float" office:value="7.39607">
                <text:p>7.396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224">
                <text:p>300.000009224</text:p>
              </table:table-cell>
              <table:table-cell office:value-type="float" office:value="9.175159">
                <text:p>9.175159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